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rsid="0043b135" officeooo:paragraph-rsid="0043b135"/>
    </style:style>
    <style:style style:name="T1" style:family="text">
      <style:text-properties officeooo:rsid="0043b1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1">ForEach</text:p>
      <text:p text:style-name="_5f_heading_5f_3">Синтаксис</text:p>
      <text:p text:style-name="_5f_code">arr.forEach(function callback(currentValue, index, array) {</text:p>
      <text:p text:style-name="_5f_code"><text:s text:c="4"/>//your iterator</text:p>
      <text:p text:style-name="_5f_code">}[, thisArg]);</text:p>
      <text:p text:style-name="_5f_heading_5f_4">Параметры</text:p>
      <text:p text:style-name="_5f_text"><text:span text:style-name="_5f_bold">callback</text:span></text:p>
      <text:p text:style-name="_5f_text">Функция, которая будет вызвана для каждого элемента массива. Она принимает от одного до трех аргументов:</text:p>
      <text:p text:style-name="_5f_text"><text:span text:style-name="_5f_bold">currentValue</text:span></text:p>
      <text:p text:style-name="_5f_text">Текущий обрабатываемый элемент в массиве.</text:p>
      <text:p text:style-name="_5f_text"><text:span text:style-name="_5f_bold">Index</text:span> Необязательный</text:p>
      <text:p text:style-name="_5f_text">Индекс текущего обрабатываемого элемента в массиве.</text:p>
      <text:p text:style-name="_5f_text"><text:span text:style-name="_5f_bold">Array</text:span> Необязательный</text:p>
      <text:p text:style-name="_5f_text">Массив, по которому осуществляется проход.</text:p>
      <text:p text:style-name="_5f_text"><text:span text:style-name="_5f_bold">thisArg</text:span></text:p>
      <text:p text:style-name="_5f_text">Необязательный параметр. Значение, используемое в качестве this при вызове функции callback.</text:p>
      <text:p text:style-name="P1">ПРИМЕР:</text:p>
      <text:p text:style-name="_5f_code"><text:s text:c="2"/>User.findAll({ raw: true })</text:p>
      <text:p text:style-name="_5f_code"><text:s text:c="4"/>.then(result =&gt; {</text:p>
      <text:p text:style-name="_5f_code"><text:s text:c="6"/>//console.log(result);</text:p>
      <text:p text:style-name="_5f_code"><text:s text:c="6"/>result.forEach((resultSetItem) =&gt; {</text:p>
      <text:p text:style-name="_5f_code"><text:s text:c="8"/>console.log(resultSetItem);</text:p>
      <text:p text:style-name="_5f_code"><text:s text:c="6"/>});</text:p>
      <text:p text:style-name="_5f_code"><text:s text:c="4"/>})</text:p>
      <text:p text:style-name="_5f_code"><text:s text:c="4"/>.catch(error =&gt; {</text:p>
      <text:p text:style-name="_5f_code"><text:s text:c="6"/>console.log(error);</text:p>
      <text:p text:style-name="_5f_code"><text:s text:c="4"/>});</text:p>
      <text:p text:style-name="_5f_text">resultSetItem — <text:span text:style-name="T1">это текущий элемент</text:span></text:p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monaco, 'Andale Mono', monospace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16T00:00:46.402000000</dc:date>
    <meta:editing-duration>PT3H9M21S</meta:editing-duration>
    <meta:editing-cycles>25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8" meta:word-count="85" meta:character-count="778" meta:non-whitespace-character-count="666"/>
  </office:meta>
</office:document-meta>
</file>